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INEDO GADELHA, MARIA VIVIAN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816052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INEDO GADELHA, MARIA VIVIAN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81605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10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1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5.54</text:p>
          </table:table-cell>
          <table:table-cell table:style-name="Tableau1.A2" office:value-type="string">
            <text:p text:style-name="P14">7</text:p>
          </table:table-cell>
          <table:table-cell table:style-name="Tableau1.D2" office:value-type="string">
            <text:p text:style-name="P13">318.7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18.7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7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1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23:55:1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